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06a" officeooo:paragraph-rsid="001e306a"/>
    </style:style>
    <style:style style:name="P2" style:family="paragraph" style:parent-style-name="Standard">
      <style:text-properties officeooo:rsid="001e306a" officeooo:paragraph-rsid="001f804b"/>
    </style:style>
    <style:style style:name="P3" style:family="paragraph" style:parent-style-name="Standard">
      <style:text-properties style:text-underline-style="solid" style:text-underline-width="auto" style:text-underline-color="font-color" officeooo:rsid="001f804b" officeooo:paragraph-rsid="001f804b"/>
    </style:style>
    <style:style style:name="P4" style:family="paragraph" style:parent-style-name="Standard">
      <style:text-properties style:text-underline-style="none" officeooo:rsid="001f804b" officeooo:paragraph-rsid="001f804b"/>
    </style:style>
    <style:style style:name="T1" style:family="text">
      <style:text-properties officeooo:rsid="001f804b"/>
    </style:style>
    <style:style style:name="T2" style:family="text">
      <style:text-properties style:text-underline-style="solid" style:text-underline-width="auto" style:text-underline-color="font-color" officeooo:rsid="001f804b"/>
    </style:style>
    <style:style style:name="T3" style:family="text">
      <style:text-properties style:text-underline-style="none" officeooo:rsid="001f804b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3.1</text:p>
      <text:p text:style-name="P1">1. → int n;</text:p>
      <text:p text:style-name="P1"><text:s text:c="9"/>scanf(“%d”, &amp;n); //Assuming n &gt; 0</text:p>
      <text:p text:style-name="P1"><text:s text:c="9"/>int A[n];</text:p>
      <text:p text:style-name="P1"><text:s text:c="9"/>int smallest = A[0];</text:p>
      <text:p text:style-name="P1"><text:s text:c="9"/>for(int i=0; i&lt;n; ++i)</text:p>
      <text:p text:style-name="P1"><text:s text:c="9"/>{</text:p>
      <text:p text:style-name="P1"><text:s text:c="14"/>if(A[i]&lt;smallest)</text:p>
      <text:p text:style-name="P1"><text:tab/><text:tab/>smallest = A[i];</text:p>
      <text:p text:style-name="P1"><text:s text:c="9"/>}</text:p>
      <text:p text:style-name="P1"><text:s text:c="4"/>→I must always check every element so it has to be linear. </text:p>
      <text:p text:style-name="P1"/>
      <text:p text:style-name="P1">2. → extern int x; //x is defined somewhere else</text:p>
      <text:p text:style-name="P1"><text:s text:c="9"/>int find(int s, int e)</text:p>
      <text:p text:style-name="P1"><text:s text:c="9"/>{</text:p>
      <text:p text:style-name="P1"><text:tab/><text:tab/>if(s+1==e)</text:p>
      <text:p text:style-name="P1"><text:tab/><text:tab/><text:tab/>return s;</text:p>
      <text:p text:style-name="P1"><text:tab/><text:tab/>int m=(s+e)/2;</text:p>
      <text:p text:style-name="P1"><text:tab/><text:tab/>if(m==x)</text:p>
      <text:p text:style-name="P1"><text:tab/><text:tab/><text:tab/>return m;</text:p>
      <text:p text:style-name="P1"><text:tab/><text:tab/>else if(m&gt;x) </text:p>
      <text:p text:style-name="P1"><text:tab/><text:tab/><text:tab/>return find(m+1, e);</text:p>
      <text:p text:style-name="P1"><text:tab/><text:tab/>else return find(s, m);</text:p>
      <text:p text:style-name="P1"><text:s text:c="10"/>}</text:p>
      <text:p text:style-name="P1"/>
      <text:p text:style-name="P1"><text:s text:c="3"/>→In each step the search size is reduced by half. It avoids the most number of unnecessary checks. Logarithmic Time. O(lg(n)).</text:p>
      <text:p text:style-name="P1"/>
      <text:p text:style-name="P2"><text:span text:style-name="T1">3. → string str=””;</text:span></text:p>
      <text:p text:style-name="P2"><text:s text:c="9"/><text:span text:style-name="T1">for(int i=0; i&lt;n; ++i)</text:span></text:p>
      <text:p text:style-name="P2"><text:tab/><text:span text:style-name="T1">for(int j=32; j&lt;=126; ++j)//32 till 126 are valid password characters</text:span></text:p>
      <text:p text:style-name="P2"><text:tab/><text:tab/><text:span text:style-name="T1">if(pass[i]==(char)j)</text:span></text:p>
      <text:p text:style-name="P2"><text:tab/><text:tab/><text:span text:style-name="T1">{</text:span></text:p>
      <text:p text:style-name="P2"><text:tab/><text:tab/><text:tab/><text:span text:style-name="T1">str+=(char)j;</text:span></text:p>
      <text:p text:style-name="P2"><text:tab/><text:tab/><text:tab/><text:span text:style-name="T1">break;</text:span></text:p>
      <text:p text:style-name="P2"><text:tab/><text:tab/><text:span text:style-name="T1">}</text:span></text:p>
      <text:p text:style-name="P2"><text:s text:c="3"/>→<text:span text:style-name="T1">I must always check every character and get the correct one. It can’t be avoided.</text:span></text:p>
      <text:p text:style-name="P2"><text:s text:c="7"/><text:span text:style-name="T1">(126-32)n=94n=O(n)=linear</text:span></text:p>
      <text:p text:style-name="P2"/>
      <text:p text:style-name="P2"><text:span text:style-name="T2">Problem 3.2</text:span></text:p>
      <text:p text:style-name="P2"><text:span text:style-name="T3"/></text:p>
      <text:p text:style-name="P2"><text:span text:style-name="T3">The complexity class is linear. Because in each step we decrease the size of the string by one and we finish when it is 0. The</text:span> <text:span text:style-name="T1">rest are all constant times. </text:span></text:p>
      <text:p text:style-name="P2"/>
      <text:p text:style-name="P3">Problem 3.3</text:p>
      <text:p text:style-name="P3"/>
      <text:p text:style-name="P4">1→X = 2<text:span text:style-name="T4">n-1</text:span></text:p>
      <text:p text:style-name="P4"><text:span text:style-name="T5">0→n = n</text:span></text:p>
      <text:p text:style-name="P4"><text:span text:style-name="T5"/></text:p>
      <text:p text:style-name="P4"><text:span text:style-name="T5">I can’t avoid not checking 2</text:span><text:span text:style-name="T4">n-1</text:span><text:span text:style-name="T5"> numbers. Therefore it is O(2</text:span><text:span text:style-name="T4">n</text:span><text:span text:style-name="T5">) which is not polynomi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6:25:35.506878627</meta:creation-date>
    <dc:date>2017-03-02T06:50:51.338263528</dc:date>
    <meta:editing-duration>PT15S</meta:editing-duration>
    <meta:editing-cycles>1</meta:editing-cycles>
    <meta:document-statistic meta:table-count="0" meta:image-count="0" meta:object-count="0" meta:page-count="1" meta:paragraph-count="40" meta:word-count="190" meta:character-count="1200" meta:non-whitespace-character-count="891"/>
    <meta:generator>LibreOffice/5.1.6.2$Linux_X86_64 LibreOffice_project/10m0$Build-2</meta:generator>
  </office:meta>
</office:document-meta>
</file>